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700000544CAEED9C4E6F324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es" fo:country="CO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db550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solid" draw:fill-color="#fdb55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fo:min-height="1.256cm"/>
      <style:paragraph-properties style:writing-mode="lr-tb"/>
    </style:style>
    <style:style style:name="Mgr4" style:family="graphic" style:parent-style-name="standard">
      <style:graphic-properties svg:stroke-color="#626c4e" draw:fill-color="#424630" draw:textarea-horizontal-align="justify" draw:textarea-vertical-align="middle" draw:auto-grow-height="false" fo:min-height="4.25cm" fo:min-width="0cm"/>
    </style:style>
    <style:style style:name="Mgr5" style:family="graphic" style:parent-style-name="objectwithoutfill">
      <style:graphic-properties svg:stroke-width="0.053cm" svg:stroke-color="#42463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Mgr6" style:family="graphic" style:parent-style-name="standard">
      <style:graphic-properties svg:stroke-width="0.106cm" svg:stroke-color="#424630" draw:marker-start-width="0.358cm" draw:marker-end-width="0.358cm" draw:fill-color="#424630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  <style:text-properties fo:color="#424630"/>
    </style:style>
    <style:style style:name="MP6" style:family="paragraph">
      <loext:graphic-properties draw:fill-color="#424630"/>
      <style:paragraph-properties fo:text-align="center"/>
      <style:text-properties fo:color="#424630" fo:language="es" fo:country="CO"/>
    </style:style>
    <style:style style:name="MP7" style:family="paragraph">
      <loext:graphic-properties draw:fill="solid"/>
      <style:paragraph-properties fo:text-align="center"/>
      <style:text-properties fo:color="#424630" fo:language="es" fo:country="CO"/>
    </style:style>
    <style:style style:name="MP8" style:family="paragraph">
      <style:paragraph-properties fo:text-align="center" style:writing-mode="lr-tb"/>
      <style:text-properties fo:color="#fdb550" fo:font-size="18pt" fo:language="es" fo:country="CO"/>
    </style:style>
    <style:style style:name="MP9" style:family="paragraph">
      <loext:graphic-properties draw:fill-color="#424630"/>
      <style:paragraph-properties fo:text-align="center" style:writing-mode="lr-tb"/>
      <style:text-properties fo:color="#fdb550" fo:font-size="18pt" fo:language="es" fo:country="CO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24630" style:text-outline="false" style:text-line-through-style="none" style:text-line-through-type="none" style:font-name="Liberation 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424630" fo:font-size="16pt" fo:language="es" fo:country="CO" style:font-size-asian="16pt" style:font-size-complex="16pt"/>
    </style:style>
    <style:style style:name="MT4" style:family="text">
      <style:text-properties fo:color="#fdb550" fo:font-size="18pt" fo:language="es" fo:country="C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draw:style-name="Mgr3" draw:text-style-name="MP5" draw:layer="backgroundobjects" svg:width="8.215cm" svg:height="1.506cm" svg:x="2.199cm" svg:y="22.116cm">
        <draw:text-box>
          <text:p><text:span text:style-name="MT2">Fuente: INS</text:span><text:span text:style-name="MT3"><text:line-break/></text:span><text:span text:style-name="MT3">Fecha: Junio 7 de 2020</text:span></text:p>
        </draw:text-box>
      </draw:frame>
      <draw:custom-shape draw:style-name="Mgr4" draw:text-style-name="MP6" draw:layer="backgroundobjects" svg:width="0.5cm" svg:height="4.5cm" svg:x="2.237cm" svg:y="1.276cm">
        <text:p/>
        <draw:enhanced-geometry svg:viewBox="0 0 21600 21600" draw:type="rectangle" draw:enhanced-path="M 0 0 L 21600 0 21600 21600 0 21600 0 0 Z N"/>
      </draw:custom-shape>
      <draw:line draw:style-name="Mgr5" draw:text-style-name="MP7" draw:layer="backgroundobjects" svg:x1="2.237cm" svg:y1="6.527cm" svg:x2="23.487cm" svg:y2="6.527cm">
        <text:p/>
      </draw:line>
      <draw:line draw:style-name="Mgr5" draw:text-style-name="MP7" draw:layer="backgroundobjects" svg:x1="2.237cm" svg:y1="21.327cm" svg:x2="18.529cm" svg:y2="21.327cm">
        <text:p/>
      </draw:line>
      <draw:custom-shape draw:style-name="Mgr6" draw:text-style-name="MP9" draw:layer="backgroundobjects" svg:width="1.524cm" svg:height="1.524cm" svg:x="0.751cm" svg:y="23.142cm">
        <text:p text:style-name="MP8"><text:span text:style-name="MT4">336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0" draw:layer="backgroundobjects" svg:width="4.826cm" svg:height="6.309cm" svg:x="19.05cm" svg:y="19.346cm">
        <draw:image xlink:href="Pictures/100002010000040700000544CAEED9C4E6F3240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6-07T13:44:41.398902187</dc:date>
    <meta:editing-duration>PT6H45M21S</meta:editing-duration>
    <meta:editing-cycles>57</meta:editing-cycles>
    <meta:generator>LibreOffice/6.4.3.2$Linux_X86_64 LibreOffice_project/40$Build-2</meta:generator>
    <meta:document-statistic meta:object-count="26"/>
  </office:meta>
</office:document-meta>
</file>